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6.1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1.402cm" fo:min-width="1.152cm"/>
    </style:style>
    <style:style style:name="gr6" style:family="graphic" style:parent-style-name="standard">
      <style:graphic-properties draw:textarea-horizontal-align="justify" draw:textarea-vertical-align="middle" draw:auto-grow-height="false" fo:min-height="0.64cm" fo:min-width="0.51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984cm" fo:min-width="2.914cm"/>
    </style:style>
    <style:style style:name="gr11" style:family="graphic" style:parent-style-name="standard">
      <style:graphic-properties draw:textarea-horizontal-align="justify" draw:textarea-vertical-align="middle" draw:auto-grow-height="false" fo:min-height="1.546cm" fo:min-width="3.632cm"/>
    </style:style>
    <style:style style:name="gr12" style:family="graphic" style:parent-style-name="standard">
      <style:graphic-properties draw:fill-color="#fffffe" draw:textarea-horizontal-align="justify" draw:textarea-vertical-align="middle" draw:auto-grow-height="false" fo:min-height="5.084cm" fo:min-width="7.88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67cm"/>
    </style:style>
    <style:style style:name="gr1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1cm" fo:min-width="0.0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ath draw:style-name="gr1" draw:text-style-name="P1" draw:layer="layout" svg:width="7.929cm" svg:height="2.334cm" draw:transform="rotate (-1.99054801189953) translate (6.12561052072041cm 3.01069726816464cm)" svg:viewBox="0 0 7930 2335" svg:d="M0 2316c639 110 1174-289 1775-384 596-94 1147-339 1724-498 592-163 1204-263 1779-477 543-202 1120-218 1615-541l433-147 490-218 114-51">
          <text:p/>
        </draw:path>
        <draw:path draw:style-name="gr1" draw:text-style-name="P1" draw:layer="layout" svg:width="9.349cm" svg:height="8.944cm" svg:x="2.109cm" svg:y="2.025cm" svg:viewBox="0 0 9350 8945" svg:d="M2108 0c1778 1180 4313 2925 6160 1819 2154-1290 456-461 289 42-165 498-219 1026-372 1529-180 592-298 1176-413 1778-208 1086-369 2192-413 3307-33 836-926 317-1158 248-478-141-969-236-1447-372-657-187-1308-414-1984-496-470-57-862-271-1323-289l-620-83h-662-165">
          <text:p/>
        </draw:path>
        <draw:path draw:style-name="gr1" draw:text-style-name="P1" draw:layer="layout" svg:width="1.835cm" svg:height="1.323cm" svg:x="4.242cm" svg:y="2.845cm" svg:viewBox="0 0 1836 1324" svg:d="M1546 379c14 430-789 1433-1364 662-347-462-184-1119 372-1034l455 83 454 248 373 83">
          <text:p/>
        </draw:path>
        <draw:frame draw:style-name="gr2" draw:text-style-name="P2" draw:layer="layout" svg:width="2.794cm" svg:height="0.962cm" svg:x="6.096cm" svg:y="1.778cm">
          <draw:text-box>
            <text:p>patch</text:p>
          </draw:text-box>
        </draw:frame>
        <draw:custom-shape draw:style-name="gr3" draw:text-style-name="P3" draw:layer="layout" svg:width="6.604cm" svg:height="5.334cm" svg:x="16.764cm" svg:y="1.77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286cm" svg:height="0.962cm" svg:x="18.796cm" svg:y="3.302cm">
          <draw:text-box>
            <text:p>atom</text:p>
          </draw:text-box>
        </draw:frame>
        <draw:custom-shape draw:style-name="gr5" draw:text-style-name="P3" draw:layer="layout" svg:width="3.302cm" svg:height="3.302cm" svg:x="12.192cm" svg:y="9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2.032cm" svg:height="1.778cm" svg:x="15.494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2" draw:layer="layout" svg:width="9.398cm" svg:height="0.962cm" svg:x="5.334cm" svg:y="2.794cm">
          <draw:text-box>
            <text:p>sin(wt)</text:p>
          </draw:text-box>
        </draw:frame>
        <draw:frame draw:style-name="gr8" draw:text-style-name="P2" draw:layer="layout" svg:width="3.302cm" svg:height="5.228cm" svg:x="17.272cm" svg:y="4.826cm">
          <draw:text-box>
            <text:p>wavelet</text:p>
          </draw:text-box>
        </draw:frame>
        <draw:path draw:style-name="gr1" draw:text-style-name="P1" draw:layer="layout" svg:width="5.538cm" svg:height="9.748cm" draw:transform="skewX (-3.4494837354122E-017) rotate (1.24791041517595) translate (1.5663909850931cm 10.596835745453cm)" svg:viewBox="0 0 5539 9749" svg:d="M276 0c286 252 1508-268 955 509-287 403-792 601-1110 981-402 482 282 1054 825 1033 746-30 1491-53 2235-94 604-34 1212 22 1805-81 1234-215 49 794-182 1019-340 330-715 651-1164 826-478 187-1042 316-1319 746-247 384-1792 682-808 1230 455 254 1004 118 1503 195 499 76 771 955 171 1163-546 190-542 942-287 1360l158 471 131 391">
          <text:p/>
        </draw:path>
        <draw:frame draw:style-name="gr9" draw:text-style-name="P2" draw:layer="layout" svg:width="0.82cm" svg:height="0.962cm" svg:x="21.336cm" svg:y="10.668cm">
          <draw:text-box>
            <text:p>x</text:p>
          </draw:text-box>
        </draw:frame>
        <draw:frame draw:style-name="gr9" draw:text-style-name="P2" draw:layer="layout" svg:width="2.263cm" svg:height="0.962cm" svg:x="24.384cm" svg:y="7.874cm">
          <draw:text-box>
            <text:p>exp(x)</text:p>
          </draw:text-box>
        </draw:frame>
        <draw:frame draw:style-name="gr9" draw:text-style-name="P2" draw:layer="layout" svg:width="1.467cm" svg:height="0.962cm" svg:x="23.622cm" svg:y="5.842cm">
          <draw:text-box>
            <text:p>x^2</text:p>
          </draw:text-box>
        </draw:frame>
        <draw:frame draw:style-name="gr9" draw:text-style-name="P2" draw:layer="layout" svg:width="1.734cm" svg:height="0.962cm" svg:x="25.146cm" svg:y="3.302cm">
          <draw:text-box>
            <text:p>ln(x)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3" draw:layer="layout" svg:width="4.826cm" svg:height="4.572cm" svg:x="2.28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842cm" svg:height="2.54cm" svg:x="1.7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762cm" svg:y1="0.762cm" svg:x2="0.762cm" svg:y2="8.382cm">
          <text:p/>
        </draw:line>
        <draw:line draw:style-name="gr1" draw:text-style-name="P1" draw:layer="layout" svg:x1="0.254cm" svg:y1="7.366cm" svg:x2="9.906cm" svg:y2="7.366cm">
          <text:p/>
        </draw:line>
        <draw:line draw:style-name="gr1" draw:text-style-name="P1" draw:layer="layout" svg:x1="4.572cm" svg:y1="0.508cm" svg:x2="4.572cm" svg:y2="8.636cm">
          <text:p/>
        </draw:line>
        <draw:path draw:style-name="gr1" draw:text-style-name="P1" draw:layer="layout" svg:width="9.668cm" svg:height="4.685cm" draw:transform="rotate (-0.243473430653209) translate (11.5888401095195cm 2.02857873131342cm)" svg:viewBox="0 0 9669 4686" svg:d="M0 4683c452 32 863-210 1304-239 537-35 861-490 1104-871 257-403 186-919 252-1383 65-447-14-908 183-1323 211-446 714-593 1125-791 506-243 1074 137 1292 574 225 451 552 823 891 1184 348 371 868 590 1432 624 495 30 922-95 1394-48l402-99 290-30">
          <text:p/>
        </draw:path>
        <draw:path draw:style-name="gr1" draw:text-style-name="P1" draw:layer="layout" svg:width="9.429cm" svg:height="5.031cm" draw:transform="rotate (0.196524073774561) translate (14.6981211051934cm 3.43815438593975cm)" svg:viewBox="0 0 9430 5032" svg:d="M0 3702c471-19 947-11 1410-98 407-77 1030-98 1151-699 105-521 270-1024 510-1500 296-588 695-1442 1417-1404 577 30 1087 171 1598 656 466 442 436 958 553 1459s201 1015 423 1475c333 692 816 1560 1849 1295l405 81 114 65">
          <text:p/>
        </draw:path>
        <draw:frame draw:style-name="gr9" draw:text-style-name="P2" draw:layer="layout" svg:width="2.149cm" svg:height="0.988cm" svg:x="14.107cm" svg:y="1.778cm">
          <draw:text-box>
            <text:p>مریض</text:p>
          </draw:text-box>
        </draw:frame>
        <draw:frame draw:style-name="gr9" draw:text-style-name="P2" draw:layer="layout" svg:width="1.848cm" svg:height="0.988cm" svg:x="21.082cm" svg:y="1.524cm">
          <draw:text-box>
            <text:p>سالم</text:p>
          </draw:text-box>
        </draw:frame>
        <draw:frame draw:style-name="gr9" draw:text-style-name="P2" draw:layer="layout" svg:width="1.315cm" svg:height="0.962cm" svg:x="14.986cm" svg:y="4.826cm">
          <draw:text-box>
            <text:p>TP</text:p>
          </draw:text-box>
        </draw:frame>
        <draw:frame draw:style-name="gr9" draw:text-style-name="P2" draw:layer="layout" svg:width="1.349cm" svg:height="0.962cm" svg:x="19.558cm" svg:y="4.064cm">
          <draw:text-box>
            <text:p>TN</text:p>
          </draw:text-box>
        </draw:frame>
        <draw:line draw:style-name="gr1" draw:text-style-name="P1" draw:layer="layout" svg:x1="15.24cm" svg:y1="0.762cm" svg:x2="15.24cm" svg:y2="8.382cm">
          <text:p/>
        </draw:line>
        <draw:frame draw:style-name="gr9" draw:text-style-name="P2" draw:layer="layout" svg:width="1.315cm" svg:height="0.962cm" svg:x="16.764cm" svg:y="7.069cm">
          <draw:text-box>
            <text:p>FP</text:p>
          </draw:text-box>
        </draw:frame>
        <draw:frame draw:style-name="gr9" draw:text-style-name="P2" draw:layer="layout" svg:width="1.349cm" svg:height="0.962cm" svg:x="18.542cm" svg:y="7.069cm">
          <draw:text-box>
            <text:p>FN</text:p>
          </draw:text-box>
        </draw:frame>
        <draw:line draw:style-name="gr1" draw:text-style-name="P1" draw:layer="layout" svg:x1="1.016cm" svg:y1="4.318cm" svg:x2="8.636cm" svg:y2="4.318cm">
          <text:p/>
        </draw:line>
        <draw:frame draw:style-name="gr9" draw:text-style-name="P2" draw:layer="layout" svg:width="2.966cm" svg:height="0.962cm" svg:x="17.272cm" svg:y="0.254cm">
          <draw:text-box>
            <text:p>classifier</text:p>
          </draw:text-box>
        </draw:frame>
        <draw:custom-shape draw:style-name="gr12" draw:text-style-name="P5" draw:layer="layout" svg:width="8.382cm" svg:height="5.334cm" svg:x="6.858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254cm" svg:height="7.92cm" svg:x="5.842cm" svg:y="9.652cm">
          <draw:text-box>
            <text:p>sensitivy</text:p>
          </draw:text-box>
        </draw:frame>
        <draw:frame draw:style-name="gr9" draw:text-style-name="P2" draw:layer="layout" svg:width="2.792cm" svg:height="0.962cm" svg:x="9.906cm" svg:y="14.732cm">
          <draw:text-box>
            <text:p>specifity</text:p>
          </draw:text-box>
        </draw:frame>
        <draw:custom-shape draw:style-name="gr14" draw:text-style-name="P3" draw:layer="layout" svg:width="0.508cm" svg:height="0.508cm" svg:x="7.87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08cm" svg:height="0.508cm" svg:x="8.38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762cm" svg:height="0.50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7.895cm" svg:height="4.881cm" svg:x="7.193cm" svg:y="9.339cm" svg:viewBox="0 0 7896 4882" svg:d="M0 4882c104-923 388-1815 786-2646 269-562 748-1013 1281-1323 555-323 1144-626 1778-744 543-101 1094-189 1654-165 536 23 1074 0 1612 0h455 330">
          <text:p/>
        </draw:path>
        <draw:line draw:style-name="gr1" draw:text-style-name="P1" draw:layer="layout" svg:x1="8.636cm" svg:y1="0.762cm" svg:x2="1.016cm" svg:y2="8.89cm">
          <text:p/>
        </draw:line>
        <draw:path draw:style-name="gr1" draw:text-style-name="P1" draw:layer="layout" svg:width="4.506cm" svg:height="6.945cm" draw:transform="rotate (1.5707963267949) translate (7.069cm 14.139cm)" svg:viewBox="0 0 4507 6946" svg:d="M0 0c474 43 966 56 1406 248 473 207 913 474 1364 744 582 348 794 913 1075 1447 224 425 353 892 414 1365 60 469 89 933 41 1405-46 457 48 909 83 1364l124 373">
          <text:p/>
        </draw:path>
        <draw:line draw:style-name="gr1" draw:text-style-name="P1" draw:layer="layout" svg:x1="7.069cm" svg:y1="13.97cm" svg:x2="8.128cm" svg:y2="10.16cm">
          <text:p/>
        </draw:line>
        <draw:path draw:style-name="gr1" draw:text-style-name="P1" draw:layer="layout" svg:width="4.671cm" svg:height="7.324cm" draw:transform="rotate (1.5707963267949) translate (6.89643355294421cm 13.932cm)" svg:viewBox="0 0 4672 7325" svg:d="M0 91c786-26 1566-118 2357-83 644 27 1594-8 1777 827 136 621 101 1265 166 1901 49 479-97 974 0 1447 142 691 207 1385 372 2067v414 413 248">
          <text:p/>
        </draw:path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22:59:06.387197813</meta:creation-date>
    <dc:date>2020-02-12T00:17:46.225464805</dc:date>
    <meta:editing-duration>PT47M38S</meta:editing-duration>
    <meta:editing-cycles>1</meta:editing-cycles>
    <meta:document-statistic meta:object-count="69"/>
    <meta:generator>LibreOffice/6.0.7.3$Linux_X86_64 LibreOffice_project/00m0$Build-3</meta:generator>
  </office:meta>
</office:document-meta>
</file>